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0a" officeooo:paragraph-rsid="000b830a"/>
    </style:style>
    <style:style style:name="T1" style:family="text">
      <style:text-properties officeooo:rsid="000d7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 : before dot</text:p>
      <text:p text:style-name="P1">ad : after dot</text:p>
      <text:p text:style-name="P1"/>
      <text:p text:style-name="P1">table size<text:span text:style-name="T1">:</text:span> len(word)<text:span text:style-name="T1"> +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16:47.584597165</meta:creation-date>
    <dc:date>2023-12-05T15:17:47.490877461</dc:date>
    <meta:editing-duration>PT1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3" meta:character-count="54" meta:non-whitespace-character-count="44"/>
  </office:meta>
</office:document-meta>
</file>